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7b12" officeooo:paragraph-rsid="00127b12"/>
    </style:style>
    <style:style style:name="P2" style:family="paragraph" style:parent-style-name="Text_20_body">
      <style:text-properties fo:color="#800080" loext:opacity="100%" style:font-name="Nimbus Roman" officeooo:rsid="00127b12" officeooo:paragraph-rsid="00127b12" fo:background-color="#ffe994"/>
    </style:style>
    <style:style style:name="P3" style:family="paragraph" style:parent-style-name="Text_20_body" style:list-style-name="L4">
      <style:text-properties fo:color="#800080" loext:opacity="100%" style:font-name="Nimbus Roman" officeooo:rsid="0012b534" officeooo:paragraph-rsid="0012b534" fo:background-color="#ffe994"/>
    </style:style>
    <style:style style:name="P4" style:family="paragraph" style:parent-style-name="Text_20_body" style:list-style-name="L4">
      <style:text-properties fo:color="#800080" loext:opacity="100%" style:font-name="Nimbus Roman" officeooo:rsid="001310e6" officeooo:paragraph-rsid="001310e6" fo:background-color="#ffe994"/>
    </style:style>
    <style:style style:name="P5" style:family="paragraph" style:parent-style-name="Text_20_body" style:list-style-name="L2">
      <style:text-properties fo:color="#800080" loext:opacity="100%" officeooo:paragraph-rsid="0014b9e9" fo:background-color="#ffe994"/>
    </style:style>
    <style:style style:name="P6" style:family="paragraph" style:parent-style-name="Text_20_body">
      <style:text-properties fo:color="#800080" loext:opacity="100%" officeooo:paragraph-rsid="0014b9e9" fo:background-color="#ffe994"/>
    </style:style>
    <style:style style:name="P7" style:family="paragraph" style:parent-style-name="Text_20_body" style:list-style-name="L1">
      <style:text-properties officeooo:paragraph-rsid="00127b12"/>
    </style:style>
    <style:style style:name="P8" style:family="paragraph" style:parent-style-name="Text_20_body" style:list-style-name="L4">
      <style:text-properties fo:color="#000000" loext:opacity="100%" style:font-name="Nimbus Roman" officeooo:rsid="0012b534" officeooo:paragraph-rsid="0012b534" fo:background-color="transparent"/>
    </style:style>
    <style:style style:name="P9" style:family="paragraph" style:parent-style-name="Text_20_body">
      <style:text-properties fo:color="#000000" loext:opacity="100%" style:font-name="Nimbus Roman" officeooo:rsid="001310e6" officeooo:paragraph-rsid="001310e6" fo:background-color="transparent"/>
    </style:style>
    <style:style style:name="P10" style:family="paragraph" style:parent-style-name="Text_20_body" style:list-style-name="L2">
      <style:text-properties fo:color="#000000" loext:opacity="100%" style:font-name="Nimbus Roman" officeooo:rsid="001310e6" officeooo:paragraph-rsid="001310e6" fo:background-color="transparent"/>
    </style:style>
    <style:style style:name="P11" style:family="paragraph" style:parent-style-name="Text_20_body">
      <style:text-properties fo:color="#000000" loext:opacity="100%" style:font-name="Nimbus Roman" officeooo:rsid="00127b12" officeooo:paragraph-rsid="00127b12" fo:background-color="transparent"/>
    </style:style>
    <style:style style:name="P12" style:family="paragraph" style:parent-style-name="Text_20_body" style:list-style-name="L4">
      <style:text-properties style:use-window-font-color="true" loext:opacity="0%" style:font-name="Nimbus Roman" officeooo:rsid="0012b534" officeooo:paragraph-rsid="0012b534" fo:background-color="transparent"/>
    </style:style>
    <style:style style:name="P13" style:family="paragraph" style:parent-style-name="Text_20_body" style:list-style-name="L4">
      <style:text-properties style:use-window-font-color="true" loext:opacity="0%" style:font-name="Nimbus Roman" officeooo:rsid="001310e6" officeooo:paragraph-rsid="001310e6" fo:background-color="transparent"/>
    </style:style>
    <style:style style:name="P14" style:family="paragraph" style:parent-style-name="Text_20_body" style:list-style-name="L6">
      <style:text-properties officeooo:paragraph-rsid="00158226" fo:background-color="#ffe994"/>
    </style:style>
    <style:style style:name="P15" style:family="paragraph" style:parent-style-name="Text_20_body">
      <style:text-properties officeooo:paragraph-rsid="00158226"/>
    </style:style>
    <style:style style:name="P16" style:family="paragraph" style:parent-style-name="Text_20_body" style:list-style-name="L6">
      <style:text-properties officeooo:paragraph-rsid="00158226"/>
    </style:style>
    <style:style style:name="P17" style:family="paragraph" style:parent-style-name="Title">
      <style:text-properties officeooo:rsid="00127b12" officeooo:paragraph-rsid="00127b12"/>
    </style:style>
    <style:style style:name="T1" style:family="text">
      <style:text-properties officeooo:rsid="00127b12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2b534"/>
    </style:style>
    <style:style style:name="T4" style:family="text">
      <style:text-properties officeooo:rsid="001310e6"/>
    </style:style>
    <style:style style:name="T5" style:family="text">
      <style:text-properties officeooo:rsid="001331a5"/>
    </style:style>
    <style:style style:name="T6" style:family="text">
      <style:text-properties officeooo:rsid="0014b9e9"/>
    </style:style>
    <style:style style:name="T7" style:family="text">
      <style:text-properties fo:color="#000000" loext:opacity="100%" style:font-name="Nimbus Roman" officeooo:rsid="00158226" fo:background-color="transparent" loext:char-shading-value="0"/>
    </style:style>
    <style:style style:name="T8" style:family="text">
      <style:text-properties fo:color="#000000" loext:opacity="100%" officeooo:rsid="00158226" fo:background-color="transparent" loext:char-shading-value="0"/>
    </style:style>
    <style:style style:name="T9" style:family="text">
      <style:text-properties fo:font-size="14pt" fo:background-color="#ffb66c" loext:char-shading-value="0" style:font-size-asian="14pt" style:font-size-complex="14pt"/>
    </style:style>
    <style:style style:name="T10" style:family="text">
      <style:text-properties fo:font-size="14pt" officeooo:rsid="0014b9e9" fo:background-color="#ffb66c" loext:char-shading-value="0" style:font-size-asian="14pt" style:font-size-complex="14pt"/>
    </style:style>
    <style:style style:name="T11" style:family="text">
      <style:text-properties fo:font-size="14pt" fo:font-style="normal" fo:font-weight="normal" fo:background-color="#ffb66c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bold" fo:background-color="#ffb66c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weight="bold" fo:background-color="#ffb66c" loext:char-shading-value="0" style:font-size-asian="14pt" style:font-weight-asian="bold" style:font-size-complex="14pt" style:font-weight-complex="bold"/>
    </style:style>
    <style:style style:name="T14" style:family="text">
      <style:text-properties officeooo:rsid="00158226"/>
    </style:style>
    <style:style style:name="T15" style:family="text">
      <style:text-properties fo:color="#800080" loext:opacity="100%"/>
    </style:style>
    <style:style style:name="T16" style:family="text">
      <style:text-properties fo:color="#800080" loext:opacity="100%" fo:font-size="14pt" fo:background-color="#ffb66c" loext:char-shading-value="0" style:font-size-asian="14pt" style:font-size-complex="14pt"/>
    </style:style>
    <style:style style:name="T17" style:family="text">
      <style:text-properties fo:color="#800080" loext:opacity="100%" fo:font-size="14pt" officeooo:rsid="0014b9e9" fo:background-color="#ffb66c" loext:char-shading-value="0" style:font-size-asian="14pt" style:font-size-complex="14pt"/>
    </style:style>
    <style:style style:name="T18" style:family="text">
      <style:text-properties fo:color="#800080" loext:opacity="100%" fo:font-size="14pt" fo:font-weight="bold" fo:background-color="#ffb66c" loext:char-shading-value="0" style:font-size-asian="14pt" style:font-weight-asian="bold" style:font-size-complex="14pt" style:font-weight-complex="bold"/>
    </style:style>
    <style:style style:name="T19" style:family="text">
      <style:text-properties fo:color="#800080" loext:opacity="100%" fo:background-color="#ffdbb6" loext:char-shading-value="0"/>
    </style:style>
    <style:style style:name="T20" style:family="text">
      <style:text-properties fo:color="#800080" loext:opacity="100%" officeooo:rsid="00158226" fo:background-color="#ffdbb6" loext:char-shading-value="0"/>
    </style:style>
    <style:style style:name="T21" style:family="text">
      <style:text-properties fo:color="#800080" loext:opacity="100%"/>
    </style:style>
    <style:style style:name="T22" style:family="text">
      <style:text-properties fo:color="#800080" loext:opacity="100%" officeooo:rsid="00158226"/>
    </style:style>
    <style:style style:name="T23" style:family="text">
      <style:text-properties fo:color="#800080" loext:opacity="100%" officeooo:rsid="001582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ULTIMEDIA</text:p>
      <text:p text:style-name="P1">Un elemento multimedia en HTML puede ser cualquier cosa que puedas ver y oír, desde imágenes hasta videos o audios.</text:p>
      <text:list text:style-name="L1">
        <text:list-item>
          <text:p text:style-name="P7"><text:span text:style-name="T1">La etiqueta &lt;iframe&gt;, (inline frame), sirve para añadir a nuestra pagina web contenido de otra distinta </text:span><text:span text:style-name="T3">u otro archivo Html nuestro</text:span><text:span text:style-name="T1">, ejemplo: añadir un video de Youtube, o un Mapa de Google Maps.</text:span></text:p>
        </text:list-item>
      </text:list>
      <text:p text:style-name="P2"><text:span text:style-name="T2"><text:tab/></text:span>&lt;iframe src="https://www.ejemplo.com" width="600" height="400"&gt;&lt;/iframe&gt;</text:p>
      <text:p text:style-name="P11"><text:tab/><text:tab/><text:span text:style-name="T4">Extensiones mas comunes: .html, .pdf, .doc</text:span></text:p>
      <text:list text:style-name="L4">
        <text:list-item>
          <text:p text:style-name="P8">La etiqueta &lt;audio&gt;, tendría el mismo comportamiento que el anterior pero con extensiones tipo audio.</text:p>
          <text:p text:style-name="P3">&lt;audio src="mi-audio.mp3" type="audio/mpeg"&gt; &lt;/audio&gt;</text:p>
          <text:p text:style-name="P12">Puedes añadir controles para que el usuario tenga control sobre el audio, hacerlo loop o que tenga un determinado tiempo.</text:p>
          <text:list>
            <text:list-item>
              <text:list>
                <text:list-header>
                  <text:p text:style-name="P13">Extensiones mas comunes: .mp3, .wav, .ogg</text:p>
                </text:list-header>
              </text:list>
            </text:list-item>
          </text:list>
        </text:list-item>
        <text:list-item>
          <text:p text:style-name="P13">La etiqueta &lt;video&gt; seria igual pero con extensiones de tipo <text:span text:style-name="T5">video</text:span>, puedes añadir videos de otras webs o los tuyos propios.</text:p>
          <text:p text:style-name="P4">&lt;video src=”mi_video.mp4” type=”video/mp4”&gt; &lt;/video&gt;</text:p>
        </text:list-item>
      </text:list>
      <text:p text:style-name="P9"><text:tab/>Como el anterior, también es posible añadir controles, o un autoplay como en la mayoría de <text:tab/>videos publicitarios que conocemos.</text:p>
      <text:list text:style-name="L2">
        <text:list-item>
          <text:list>
            <text:list-item>
              <text:list>
                <text:list-header>
                  <text:p text:style-name="P10">Extensiones mas comunes: .mp4, .webm, .ogg</text:p>
                </text:list-header>
              </text:list>
            </text:list-item>
          </text:list>
        </text:list-item>
        <text:list-item>
          <text:p text:style-name="P10">La etiqueta &lt;<text:span text:style-name="T5">object&gt; permite incrustar tanto archivos de texto, como audios y videos, es mas versátil que las otras etiquetas y es el mas recurrido para archivos interactivos, la etiqueta &lt;embed&gt; es mas especifico para el contenido multimedia en si, y no es obligatorio usar ambas unidas, pero es recomendable hacerlo por problemas de compatibilidad con </text:span><text:span text:style-name="T6">los diferentes navegadores. </text:span></text:p>
          <text:p text:style-name="P5">&lt;object data="mi-audio.mp3" type="audio/mpeg" width="300" height="50"&gt; </text:p>
          <text:p text:style-name="P5">&lt;embed src="mi-audio.mp3" type="audio/mpeg" width="300" height="50"&gt;</text:p>
        </text:list-item>
      </text:list>
      <text:p text:style-name="P6"/>
      <text:p text:style-name="P6"><text:span text:style-name="T9">Si tu enfoque principal es trabajar </text:span><text:span text:style-name="T10">solo</text:span><text:span text:style-name="T9"> audio y video, </text:span><text:span text:style-name="Strong_20_Emphasis"><text:span text:style-name="T11">usar las etiquetas específicas </text:span></text:span><text:span text:style-name="Strong_20_Emphasis"><text:span text:style-name="Source_20_Text"><text:span text:style-name="T12">&lt;audio&gt;</text:span></text:span></text:span><text:span text:style-name="Strong_20_Emphasis"><text:span text:style-name="T12"> </text:span></text:span><text:span text:style-name="Strong_20_Emphasis"><text:span text:style-name="T11">y </text:span></text:span><text:span text:style-name="Strong_20_Emphasis"><text:span text:style-name="Source_20_Text"><text:span text:style-name="T12">&lt;video&gt;</text:span></text:span></text:span><text:span text:style-name="Strong_20_Emphasis"><text:span text:style-name="T12"> </text:span></text:span><text:span text:style-name="Strong_20_Emphasis"><text:span text:style-name="T11">es generalmente la mejor opción</text:span></text:span><text:span text:style-name="T13"> </text:span><text:span text:style-name="T9">por su simplicidad, optimización y experiencia.</text:span></text:p>
      <text:p text:style-name="P15"><text:span text:style-name="T16"><text:s/>La etiqueta </text:span><text:span text:style-name="Source_20_Text"><text:span text:style-name="T18">&lt;object&gt;</text:span></text:span><text:span text:style-name="T16"> es útil cuando necesitas incrustar contenido </text:span><text:span text:style-name="T17">variado</text:span><text:span text:style-name="T16">, <text:s/></text:span><text:span text:style-name="T17">y usado generalmente para el interactivo.</text:span></text:p>
      <text:list text:style-name="L6">
        <text:list-item>
          <text:p text:style-name="P16"><text:soft-page-break/><text:span text:style-name="T7">La etiqueta &lt;canvas&gt; se utiliza para dibujar gráficos y animaciones dinámicas mediante Java, e</text:span>s un elemento de contenedor que permite la creación de gráficos 2D y 3D en tiempo real.</text:p>
          <text:p text:style-name="P14"><text:span text:style-name="T15">&lt;canvas id="miCanvas" width="400" height="200" style="border:1px solid </text:span><text:span text:style-name="T22">black;</text:span><text:span text:style-name="T15">"&gt;</text:span></text:p>
          <text:p text:style-name="P16"><text:span text:style-name="T8">Es utilizado para crear gráficos en tiempo real, o para el randerizado de <text:s/>videojuegos creados a través de HTML.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0:15:38.771533458</meta:creation-date>
    <dc:date>2024-10-28T12:02:45.711233479</dc:date>
    <meta:editing-duration>PT14M7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21" meta:word-count="343" meta:character-count="2307" meta:non-whitespace-character-count="1989"/>
  </office:meta>
</office:document-meta>
</file>